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IntenseQuote" style:master-page-name="MP0" style:family="paragraph">
      <style:paragraph-properties fo:break-before="page"/>
      <style:text-properties fo:font-size="14pt" style:font-size-asian="14pt" style:font-size-complex="14pt"/>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family="paragraph">
      <style:paragraph-properties fo:margin-left="0in">
        <style:tab-stops/>
      </style:paragraph-properties>
    </style:style>
    <style:style style:name="T11" style:parent-style-name="DefaultParagraphFont" style:family="text">
      <style:text-properties fo:font-weight="bold" style:font-weight-asian="bold" style:font-weight-complex="bold"/>
    </style:style>
    <style:style style:name="P12" style:parent-style-name="ListParagraph" style:list-style-name="LFO2" style:family="paragraph"/>
    <style:style style:name="P13" style:parent-style-name="ListParagraph" style:list-style-name="LFO2" style:family="paragraph"/>
    <style:style style:name="P14" style:parent-style-name="ListParagraph" style:list-style-name="LFO2" style:family="paragraph"/>
    <style:style style:name="P15" style:parent-style-name="ListParagraph" style:list-style-name="LFO2" style:family="paragraph"/>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P19" style:parent-style-name="ListParagraph" style:list-style-name="LFO2" style:family="paragraph">
      <style:text-properties fo:background-color="#FFFF00"/>
    </style:style>
    <style:style style:name="P20" style:parent-style-name="ListParagraph" style:list-style-name="LFO2" style:family="paragraph"/>
    <style:style style:name="P21" style:parent-style-name="ListParagraph" style:list-style-name="LFO2" style:family="paragraph"/>
    <style:style style:name="P22" style:parent-style-name="ListParagraph" style:list-style-name="LFO2" style:family="paragraph"/>
    <style:style style:name="P23" style:parent-style-name="ListParagraph" style:list-style-name="LFO2" style:family="paragraph"/>
    <style:style style:name="P24" style:parent-style-name="ListParagraph" style:list-style-name="LFO2" style:family="paragraph"/>
    <style:style style:name="P25" style:parent-style-name="ListParagraph" style:list-style-name="LFO2" style:family="paragraph"/>
    <style:style style:name="P26" style:parent-style-name="ListParagraph" style:list-style-name="LFO2" style:family="paragraph"/>
    <style:style style:name="P27" style:parent-style-name="ListParagraph" style:list-style-name="LFO2" style:family="paragraph"/>
    <style:style style:name="P28" style:parent-style-name="Normal" style:family="paragraph">
      <style:paragraph-properties fo:margin-left="0.25in">
        <style:tab-stops/>
      </style:paragraph-properties>
    </style:style>
  </office:automatic-styles>
  <office:body>
    <office:text text:use-soft-page-breaks="true">
      <text:p text:style-name="P1">Notes about exams’ invigilation</text:p>
      <text:p text:style-name="Normal">From Uni Guide:</text:p>
      <text:list text:style-name="LFO1" text:continue-numbering="true">
        <text:list-item>
          <text:p text:style-name="P2">Technical support will be available from the Business School between the hours of 8.30am and 5pm Monday- Friday on the advertised date of all exams. If you experience technical<text:s/>problems during the exam period, it is important that you contact the Technical Services Team immediately (or as soon as your internet connection is restored) on busvle@hud.ac.uk (even if you are completing your test outside of the advertised support times) so that action to remedy the issue can be taken at the earliest opportunity** and the School can be confident that issues are genuine and not an attempt to gain an unfair advantage.</text:p>
        </text:list-item>
      </text:list>
      <text:p text:style-name="ListParagraph">When contacting the team, you should include the following information:<text:s/></text:p>
      <text:p text:style-name="ListParagraph">• Your student ID number<text:s/></text:p>
      <text:p text:style-name="ListParagraph">• Your contact details<text:s/></text:p>
      <text:p text:style-name="ListParagraph">• The module title and/or code for the assessment you are completing<text:s/></text:p>
      <text:p text:style-name="ListParagraph">• A summary of the issues you are experiencing/the support you require,<text:s/></text:p>
      <text:p text:style-name="ListParagraph">• Screenshot evidence wherever possible, ensuring the date/time is visible<text:s/></text:p>
      <text:p text:style-name="ListParagraph">• Your original submission document where your enquiry relates to a submission/upload issue. Please do not email a screenshot of your original document as this will not be accepted.<text:s/></text:p>
      <text:p text:style-name="ListParagraph">** Please note that all enquiries will enter a queue and depending on the nature of your query, the time it is received, and your position in the queue, you may not always receive a same day response – please be assured that we have mechanisms in place to ensure that you are not disadvantaged where this relates to<text:s/>a valid document upload/submission issue.<text:s/></text:p>
      <text:p text:style-name="ListParagraph">Please do not send emails to multiple academic staff or the Student Experience Team. You should not send follow-up emails to check progress, as this will further delay our ability to respond to you and others.</text:p>
      <text:list text:style-name="LFO1" text:continue-numbering="true">
        <text:list-item>
          <text:p text:style-name="P3">Please note that the Head of Department, your<text:s/>tutors,<text:s/>or the Student Experience Team cannot assist with technical or submission issues, and guidance on how to answer your exam questions or structure your answers cannot be given, but if you require other academic support, you should email the Head of Department or your tutor before the exam. Please include the following information in your email:<text:s/></text:p>
        </text:list-item>
      </text:list>
      <text:p text:style-name="ListParagraph">• Your student ID number<text:s/></text:p>
      <text:p text:style-name="ListParagraph">• Your contact details<text:s/></text:p>
      <text:p text:style-name="ListParagraph">• The module title and/or code for the assessment you are<text:s/>completing<text:s/></text:p>
      <text:p text:style-name="ListParagraph">• A summary of the issues you are experiencing/the support you require</text:p>
      <text:list text:style-name="LFO1" text:continue-numbering="true">
        <text:list-item>
          <text:p text:style-name="P4">Once you have started the exam, it is not possible to “pause” the assessment. The time available for completion will continue to elapse even if you exit the assessment/Brightspace.</text:p>
        </text:list-item>
        <text:list-item>
          <text:p text:style-name="P5">Once the time available to complete the exam (plus the grace period) has been exceeded, Brightspace will not save any further answers. Please make sure you monitor the time you start the<text:s/>exam,<text:s/>and you are aware of the available time so that you complete and submit your work successfully.</text:p>
        </text:list-item>
        <text:list-item>
          <text:p text:style-name="P6">It is your responsibility to ensure that you save and submit your answers to the exam before the time available elapses.</text:p>
        </text:list-item>
        <text:list-item>
          <text:p text:style-name="P7">Please note that by submitting your work at the end of the exam, you are declaring that:<text:s/></text:p>
        </text:list-item>
      </text:list>
      <text:p text:style-name="ListParagraph">• The<text:s/>work is your own<text:s/></text:p>
      <text:p text:style-name="ListParagraph">• Where you have used the work/words of others, this has been appropriately referenced/acknowledged<text:s/></text:p>
      <text:p text:style-name="ListParagraph">• You have not, and will not, interact with any other candidate during the assessment window</text:p>
      <text:list text:style-name="LFO1" text:continue-numbering="true">
        <text:list-item>
          <text:p text:style-name="P8">We reserve the right to viva/interview any student to assess the integrity of the online assessment procedure.</text:p>
        </text:list-item>
        <text:list-item>
          <text:p text:style-name="P9">Should unfair conduct be detected or suspected<text:s/>by or<text:s/>reported to (for example by another student), the Head of Department or a tutor, this will be reported to the Academic Misconduct Officer and action will be taken as appropriate.</text:p>
        </text:list-item>
      </text:list>
      <text:p text:style-name="P10"><text:span text:style-name="T11">My suggestions for real-time invigilation exams:</text:span></text:p>
      <text:list text:style-name="LFO2" text:continue-numbering="true">
        <text:list-item>
          <text:p text:style-name="P12">Ensure that you prepare and check all your equipment before the exam. Make sure that they are ready and functioning well<text:s/>e.g.,<text:s/>charger, mouse and mobile to scan/ take pictures etc. Ensure that you report any technical issues (as shown above) before the exams. If a fault occurs during the exam reported to the invigilators immediately.</text:p>
        </text:list-item>
        <text:list-item>
          <text:p text:style-name="P13">As you need to be on sight all the time of the exam, ensure that you have everything<text:s/>you need within easy<text:s/>reach.<text:s text:c="2"/></text:p>
        </text:list-item>
        <text:list-item>
          <text:p text:style-name="P14">If you do not have access to Brightspace, it is your responsibility to inform your tutor before the exam starts so s/he can provide you with the exam paper during the exam.<text:s/></text:p>
        </text:list-item>
        <text:list-item>
          <text:p text:style-name="P15">Ensure that you know how to take pictures/ scans of<text:s/>your answer sheets, convert them into one PDF document and upload them in the designated place. Ask your tutor if you need help.<text:s/></text:p>
        </text:list-item>
      </text:list>
      <text:p text:style-name="ListParagraph"/>
      <text:list text:style-name="LFO2" text:continue-numbering="true">
        <text:list-item>
          <text:p text:style-name="P16">The main invigilator will read the rules and will introduce themselves and the co-invigilators and give them a co-host status. Invigilators will also politely alert you during the exam about anything urgent. They have the right to respectfully warn and/or remove you from the exam session, if they believe that you are in<text:s/>breach the given rules.<text:s/></text:p>
        </text:list-item>
        <text:list-item>
          <text:p text:style-name="P17">If you wish to speak to the invigilators use the private chat. You must follow their written and verbal instructions. It is your responsibility to periodically check the private messages received from your invigilators.</text:p>
        </text:list-item>
        <text:list-item>
          <text:p text:style-name="P18">Ensure that the CAM is revealing your face, ear,<text:s/>shoulders,<text:s/>and hands (no earpieces or headphones are allowed) the time. You should have your CAM fixed and not allow it to drift away. invigilators will alert you if that happen.<text:s/></text:p>
        </text:list-item>
        <text:list-item>
          <text:p text:style-name="P19">Keep your microphone turned off all the time. Communicate with invigilators by using private chat<text:s/>not by the Microphone, to avoid disturbing other examinees. Invigilator might turn on your microphone at any time to check that there is no noise or conversation in the room. If invigilators hear anything suspicious, they have the right to report a misconduct against you and remove you from the exam.<text:s/></text:p>
        </text:list-item>
        <text:list-item>
          <text:p text:style-name="P20">You must log in to zoom with your formal name that they registered to Uni with. The invigilators can remove you if they do not recognise the name or if they could not find the log in name in their register.<text:s/></text:p>
        </text:list-item>
        <text:list-item>
          <text:p text:style-name="P21">Invigilators have the right to ask you to take a screen shot of your screen at any time and send that with your answer file. The screen shot should show the date and time clearly! If you do not know how to do so you must inform your tutor and seek help from<text:s/>the technical support team before the exam session.<text:s/></text:p>
        </text:list-item>
        <text:list-item>
          <text:p text:style-name="P22">Write your name on each answer paper you upload and keep the originals in the same status as in the pictures/ scans in a closed envelop to hand it in when lockdown is lifted.</text:p>
        </text:list-item>
        <text:list-item>
          <text:p text:style-name="P23">Once you submit your work,<text:s/>wait and ensure that you follow the invigilator’s instructions regarding what to do next.<text:s/></text:p>
        </text:list-item>
        <text:list-item>
          <text:p text:style-name="P24">During the grace period, invigilators will interact with you while you are uploading your work. You should not be doing anything else but taking pictures/ scans of your answer sheets and uploading them in one PDF file format e.g. you should not be writing or typing. <text:s/></text:p>
        </text:list-item>
        <text:list-item>
          <text:p text:style-name="P25">If you couldn’t upload your work in time, due to technical error or other reasons, you must report what happened in detail and contact the technical team as above with a CC to your tutor and the head of department.<text:s/></text:p>
        </text:list-item>
        <text:list-item>
          <text:p text:style-name="P26">The lighting where you are conducting the exam should be adequate e.g. light source is from the front, not the back (a window or a light from behind). This is to ensure clarity in<text:s/>appearance of face, ears and shoulders (and hands!). Invigilators have the right to remove you from the exam if they are not satisfied about this issue.</text:p>
        </text:list-item>
        <text:list-item>
          <text:p text:style-name="P27">If for any reason (technical or otherwise!) at any point you leave the online exam session, the<text:s/>invigilators have the right to decide whether to reinstate you or not. If you were not allowed back, please follow the procedures above (if the reason is technical) and/ or send an email to the head of department stating the detail of the reasons.<text:s/></text:p>
        </text:list-item>
      </text:list>
      <text:p text:style-name="P28"><text:s text:c="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IntenseQuoteChar" style:display-name="Intense Quote Char" style:family="text" style:parent-style-name="DefaultParagraphFont">
      <style:text-properties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bdelaziz Matani PhD</meta:initial-creator>
    <dc:creator>John Alamina</dc:creator>
    <meta:creation-date>2021-02-02T23:54:00Z</meta:creation-date>
    <dc:date>2021-02-02T23:54:00Z</dc:date>
    <meta:template xlink:href="Normal" xlink:type="simple"/>
    <meta:editing-cycles>3</meta:editing-cycles>
    <meta:editing-duration>PT2700S</meta:editing-duration>
    <meta:document-statistic meta:page-count="1" meta:paragraph-count="15" meta:word-count="1138" meta:character-count="7610" meta:row-count="54" meta:non-whitespace-character-count="6487"/>
  </office:meta>
</office:document-meta>
</file>